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eat choice! Let’s plan your <text:span text:style-name="Strong_20_Emphasis">learning roadmap</text:span> so you can build the project <text:span text:style-name="Strong_20_Emphasis">SecureChat+</text:span> <text:span text:style-name="Emphasis">and</text:span> gain strong foundational knowledge that’s super relevant to the ACM Summer School and IITB Internship. 🎯</text:p>
      <text:p text:style-name="Horizontal_20_Line"/>
      <text:h text:style-name="Heading_20_2" text:outline-level="2">🛣️ Roadmap to Build <text:span text:style-name="Strong_20_Emphasis">SecureChat+</text:span> with a Strong Foundation in Cryptography and Secure Systems</text:h>
      <text:p text:style-name="Horizontal_20_Line"/>
      <text:h text:style-name="Heading_20_3" text:outline-level="3">🗓️ Week 1: <text:span text:style-name="Strong_20_Emphasis">Web Development Basics + Python Backend</text:span></text:h>
      <text:h text:style-name="Heading_20_4" text:outline-level="4">🎯 Goals:</text:h>
      <text:list text:style-name="L1">
        <text:list-item>
          <text:p text:style-name="P1">Learn Flask for backend</text:p>
        </text:list-item>
        <text:list-item>
          <text:p text:style-name="P1">Understand HTTP vs WebSockets</text:p>
        </text:list-item>
        <text:list-item>
          <text:p text:style-name="P1">Set up your development environment</text:p>
        </text:list-item>
      </text:list>
      <text:h text:style-name="Heading_20_4" text:outline-level="4">📚 Topics:</text:h>
      <text:list text:style-name="L2">
        <text:list-item>
          <text:p text:style-name="P2">Flask routing, forms, templates (<text:span text:style-name="Source_20_Text">render_template</text:span>, <text:span text:style-name="Source_20_Text">request.form</text:span>)</text:p>
        </text:list-item>
        <text:list-item>
          <text:p text:style-name="P2">Python virtual environments</text:p>
        </text:list-item>
        <text:list-item>
          <text:p text:style-name="P2">REST APIs (GET, POST)</text:p>
        </text:list-item>
        <text:list-item>
          <text:p text:style-name="P2">WebSocket intro (why use it?)</text:p>
        </text:list-item>
      </text:list>
      <text:h text:style-name="Heading_20_4" text:outline-level="4">🛠 Tools &amp; Resources:</text:h>
      <text:list text:style-name="L3">
        <text:list-item>
          <text:p text:style-name="P3"><text:a xlink:type="simple" xlink:href="https://blog.miguelgrinberg.com/post/the-flask-mega-tutorial-part-i-hello-world" text:style-name="Internet_20_link" text:visited-style-name="Visited_20_Internet_20_Link">Flask Mega Tutorial</text:a></text:p>
        </text:list-item>
        <text:list-item>
          <text:p text:style-name="P3">Try building a simple chat app with plain Flask and SocketIO</text:p>
        </text:list-item>
        <text:list-item>
          <text:p text:style-name="P3">Setup Git + GitHub</text:p>
        </text:list-item>
      </text:list>
      <text:p text:style-name="Horizontal_20_Line"/>
      <text:h text:style-name="Heading_20_3" text:outline-level="3">🗓️ Week 2: <text:span text:style-name="Strong_20_Emphasis">Cryptography Essentials + Secure Login System</text:span></text:h>
      <text:h text:style-name="Heading_20_4" text:outline-level="4">🎯 Goals:</text:h>
      <text:list text:style-name="L4">
        <text:list-item>
          <text:p text:style-name="P4">Learn about symmetric &amp; asymmetric encryption</text:p>
        </text:list-item>
        <text:list-item>
          <text:p text:style-name="P4">Create a secure login system with Bcrypt</text:p>
        </text:list-item>
      </text:list>
      <text:h text:style-name="Heading_20_4" text:outline-level="4">📚 Topics:</text:h>
      <text:list text:style-name="L5">
        <text:list-item>
          <text:p text:style-name="P5">Symmetric vs Asymmetric Encryption (AES vs RSA)</text:p>
        </text:list-item>
        <text:list-item>
          <text:p text:style-name="P5">Python libraries: <text:span text:style-name="Source_20_Text">PyCryptodome</text:span>, <text:span text:style-name="Source_20_Text">bcrypt</text:span></text:p>
        </text:list-item>
        <text:list-item>
          <text:p text:style-name="P5">Secure password storage and verification</text:p>
        </text:list-item>
        <text:list-item>
          <text:p text:style-name="P5">Secure session handling in Flask</text:p>
        </text:list-item>
      </text:list>
      <text:h text:style-name="Heading_20_4" text:outline-level="4"><text:soft-page-break/>📘 Resources:</text:h>
      <text:list text:style-name="L6">
        <text:list-item>
          <text:p text:style-name="P6"><text:a xlink:type="simple" xlink:href="https://crypto101.io/" text:style-name="Internet_20_link" text:visited-style-name="Visited_20_Internet_20_Link">Crypto101.io</text:a></text:p>
        </text:list-item>
        <text:list-item>
          <text:p text:style-name="P6">PyCryptodome official docs</text:p>
        </text:list-item>
        <text:list-item>
          <text:p text:style-name="P6">Flask-Bcrypt and session management <text:a xlink:type="simple" xlink:href="https://flask-bcrypt.readthedocs.io/" text:style-name="Internet_20_link" text:visited-style-name="Visited_20_Internet_20_Link">link</text:a></text:p>
        </text:list-item>
      </text:list>
      <text:h text:style-name="Heading_20_4" text:outline-level="4">🛠 Practice:</text:h>
      <text:list text:style-name="L7">
        <text:list-item>
          <text:p text:style-name="P7">Build a module where:</text:p>
          <text:list>
            <text:list-item>
              <text:p text:style-name="P7">Users register → password is hashed</text:p>
            </text:list-item>
            <text:list-item>
              <text:p text:style-name="P7">Users login → session created</text:p>
            </text:list-item>
            <text:list-item>
              <text:p text:style-name="P7">Encrypted messages are stored temporarily in memory</text:p>
            </text:list-item>
          </text:list>
        </text:list-item>
      </text:list>
      <text:p text:style-name="Horizontal_20_Line"/>
      <text:h text:style-name="Heading_20_3" text:outline-level="3">🗓️ Week 3: <text:span text:style-name="Strong_20_Emphasis">Hybrid Encryption + Real-Time Messaging</text:span></text:h>
      <text:h text:style-name="Heading_20_4" text:outline-level="4">🎯 Goals:</text:h>
      <text:list text:style-name="L8">
        <text:list-item>
          <text:p text:style-name="P8">Implement RSA + AES hybrid encryption</text:p>
        </text:list-item>
        <text:list-item>
          <text:p text:style-name="P8">Integrate encrypted messaging via WebSockets</text:p>
        </text:list-item>
      </text:list>
      <text:h text:style-name="Heading_20_4" text:outline-level="4">📚 Topics:</text:h>
      <text:list text:style-name="L9">
        <text:list-item>
          <text:p text:style-name="P9">How to securely share AES keys using RSA</text:p>
        </text:list-item>
        <text:list-item>
          <text:p text:style-name="P9">Message encryption flow: AES encrypt → RSA encrypt key → send</text:p>
        </text:list-item>
        <text:list-item>
          <text:p text:style-name="P9">Flask-SocketIO events for real-time chat</text:p>
        </text:list-item>
      </text:list>
      <text:h text:style-name="Heading_20_4" text:outline-level="4">🧠 Concept Focus:</text:h>
      <text:list text:style-name="L10">
        <text:list-item>
          <text:p text:style-name="P10">Public key infrastructure (PKI)</text:p>
        </text:list-item>
        <text:list-item>
          <text:p text:style-name="P10">Encryption before sending + decryption on receive</text:p>
        </text:list-item>
        <text:list-item>
          <text:p text:style-name="P10">Client-server architecture</text:p>
        </text:list-item>
      </text:list>
      <text:h text:style-name="Heading_20_4" text:outline-level="4">🛠 Practice:</text:h>
      <text:list text:style-name="L11">
        <text:list-item>
          <text:p text:style-name="P11">Use RSA to send AES key</text:p>
        </text:list-item>
        <text:list-item>
          <text:p text:style-name="P11">Send AES-encrypted chat messages</text:p>
        </text:list-item>
        <text:list-item>
          <text:p text:style-name="P11">Build sender &amp; receiver encryption logic</text:p>
        </text:list-item>
      </text:list>
      <text:p text:style-name="Horizontal_20_Line"/>
      <text:h text:style-name="Heading_20_3" text:outline-level="3">🗓️ Week 4: <text:span text:style-name="Strong_20_Emphasis">Security Monitoring + ML Anomaly Detection</text:span></text:h>
      <text:h text:style-name="Heading_20_4" text:outline-level="4">🎯 Goals:</text:h>
      <text:list text:style-name="L12">
        <text:list-item>
          <text:p text:style-name="P12">Create a basic log system</text:p>
        </text:list-item>
        <text:list-item>
          <text:p text:style-name="P12">Learn simple ML to detect unusual login/chat behavior</text:p>
        </text:list-item>
      </text:list>
      <text:h text:style-name="Heading_20_4" text:outline-level="4"><text:soft-page-break/>📚 Topics:</text:h>
      <text:list text:style-name="L13">
        <text:list-item>
          <text:p text:style-name="P13">Activity logging: structure, format, retention</text:p>
        </text:list-item>
        <text:list-item>
          <text:p text:style-name="P13">Basic outlier detection (Isolation Forest, Local Outlier Factor)</text:p>
        </text:list-item>
        <text:list-item>
          <text:p text:style-name="P13">ML pipeline for time-series user activity</text:p>
        </text:list-item>
      </text:list>
      <text:h text:style-name="Heading_20_4" text:outline-level="4">📘 Resources:</text:h>
      <text:list text:style-name="L14">
        <text:list-item>
          <text:p text:style-name="P14"><text:a xlink:type="simple" xlink:href="https://scikit-learn.org/stable/modules/outlier_detection.html" text:style-name="Internet_20_link" text:visited-style-name="Visited_20_Internet_20_Link">Scikit-learn Anomaly Detection Guide</text:a></text:p>
        </text:list-item>
        <text:list-item>
          <text:p text:style-name="P14">Streamlit or Flask dashboard to show anomalies</text:p>
        </text:list-item>
      </text:list>
      <text:h text:style-name="Heading_20_4" text:outline-level="4">🛠 Practice:</text:h>
      <text:list text:style-name="L15">
        <text:list-item>
          <text:p text:style-name="P15">Log each login/message with timestamp</text:p>
        </text:list-item>
        <text:list-item>
          <text:p text:style-name="P15">Build dataset → extract features (rate, time gaps)</text:p>
        </text:list-item>
        <text:list-item>
          <text:p text:style-name="P15">Train model → detect abnormal users</text:p>
        </text:list-item>
      </text:list>
      <text:p text:style-name="Horizontal_20_Line"/>
      <text:h text:style-name="Heading_20_3" text:outline-level="3">🗓️ Week 5: <text:span text:style-name="Strong_20_Emphasis">Polish, Test, Deploy</text:span></text:h>
      <text:h text:style-name="Heading_20_4" text:outline-level="4">🎯 Goals:</text:h>
      <text:list text:style-name="L16">
        <text:list-item>
          <text:p text:style-name="P16">Finalize your UI</text:p>
        </text:list-item>
        <text:list-item>
          <text:p text:style-name="P16">Deploy to GitHub + live URL (Render/Heroku)</text:p>
        </text:list-item>
        <text:list-item>
          <text:p text:style-name="P16">Write proper documentation</text:p>
        </text:list-item>
      </text:list>
      <text:h text:style-name="Heading_20_4" text:outline-level="4">📚 Topics:</text:h>
      <text:list text:style-name="L17">
        <text:list-item>
          <text:p text:style-name="P17">Bootstrap or simple HTML+JS for clean UI</text:p>
        </text:list-item>
        <text:list-item>
          <text:p text:style-name="P17">GitHub README (what, why, how to run)</text:p>
        </text:list-item>
        <text:list-item>
          <text:p text:style-name="P17">Create a Streamlit admin dashboard (optional)</text:p>
        </text:list-item>
      </text:list>
      <text:h text:style-name="Heading_20_4" text:outline-level="4">🛠 Practice:</text:h>
      <text:list text:style-name="L18">
        <text:list-item>
          <text:p text:style-name="P18"><text:span text:style-name="Source_20_Text">requirements.txt</text:span>, <text:span text:style-name="Source_20_Text">app.py</text:span>, and <text:span text:style-name="Source_20_Text">README.md</text:span></text:p>
        </text:list-item>
        <text:list-item>
          <text:p text:style-name="P18">Deploy using:</text:p>
          <text:list>
            <text:list-item>
              <text:p text:style-name="P18"><text:a xlink:type="simple" xlink:href="https://render.com/" text:style-name="Internet_20_link" text:visited-style-name="Visited_20_Internet_20_Link">Render</text:a></text:p>
            </text:list-item>
            <text:list-item>
              <text:p text:style-name="P18"><text:a xlink:type="simple" xlink:href="https://railway.app/" text:style-name="Internet_20_link" text:visited-style-name="Visited_20_Internet_20_Link">Railway</text:a></text:p>
            </text:list-item>
            <text:list-item>
              <text:p text:style-name="P18">Or <text:a xlink:type="simple" xlink:href="https://www.pythonanywhere.com/" text:style-name="Internet_20_link" text:visited-style-name="Visited_20_Internet_20_Link">PythonAnywhere</text:a></text:p>
            </text:list-item>
          </text:list>
        </text:list-item>
      </text:list>
      <text:p text:style-name="Horizontal_20_Line"/>
      <text:h text:style-name="Heading_20_2" text:outline-level="2">🧰 Bonus: Learning Kit for Your Resume</text:h>
      <text:p text:style-name="Text_20_body">Here’s what your resume can say after this:</text:p>
      <text:p text:style-name="Quotations"><text:soft-page-break/>🔐 Developed a secure real-time messaging web app using <text:span text:style-name="Strong_20_Emphasis">AES+RSA hybrid encryption</text:span>, with <text:span text:style-name="Strong_20_Emphasis">WebSocket integration</text:span>, <text:span text:style-name="Strong_20_Emphasis">bcrypt-based user authentication</text:span>, and <text:span text:style-name="Strong_20_Emphasis">machine learning-based anomaly detection</text:span> for security analysis.</text:p>
      <text:p text:style-name="Quotations">🛡️ Created structured log monitoring with rule-based and ML-based intrusion alerts. Deployed the application on Render with full documentation and testing.</text:p>
      <text:p text:style-name="Horizontal_20_Line"/>
      <text:p text:style-name="Text_20_body">Would you like me to:</text:p>
      <text:list text:style-name="L19">
        <text:list-item>
          <text:p text:style-name="P19">Prepare <text:span text:style-name="Strong_20_Emphasis">Week 1’s learning tasks + code snippets</text:span> now?</text:p>
        </text:list-item>
        <text:list-item>
          <text:p text:style-name="P19">Share a <text:span text:style-name="Strong_20_Emphasis">Notion/Google Docs template</text:span> for tracking your progress?</text:p>
        </text:list-item>
        <text:list-item>
          <text:p text:style-name="P19">Create a <text:span text:style-name="Strong_20_Emphasis">GitHub repo template</text:span> scaffold?</text:p>
        </text:list-item>
      </text:list>
      <text:p text:style-name="Text_20_body">Let’s get started how you like 😄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1:20:44.837182084</meta:creation-date>
    <dc:date>2025-04-12T01:21:05.642924350</dc:date>
    <meta:editing-duration>PT22S</meta:editing-duration>
    <meta:editing-cycles>1</meta:editing-cycles>
    <meta:document-statistic meta:table-count="0" meta:image-count="0" meta:object-count="0" meta:page-count="4" meta:paragraph-count="89" meta:word-count="564" meta:character-count="3345" meta:non-whitespace-character-count="2928"/>
    <meta:generator>LibreOffice/24.2.7.2$Linux_X86_64 LibreOffice_project/420$Build-2</meta:generator>
  </office:meta>
</office:document-meta>
</file>